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0000000100C781E291.png" manifest:media-type="image/png"/>
  <manifest:file-entry manifest:full-path="Pictures/100002010000010000000100A872FF13.png" manifest:media-type="image/png"/>
  <manifest:file-entry manifest:full-path="Pictures/100002010000010000000100E414AEDF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e6e6e6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051cm" svg:stroke-color="#999999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color="#eb613d" fo:font-size="22pt" fo:font-weight="bold" style:font-size-asian="22pt" style:font-weight-asian="bold" style:font-size-complex="22pt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6pt" style:font-size-asian="16pt" style:font-size-complex="16pt"/>
    </style:style>
    <style:style style:name="T1" style:family="text">
      <style:text-properties fo:color="#eb613d"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668cm" svg:height="9.652cm" svg:x="5.969cm" svg:y="1.124cm">
          <text:p/>
          <draw:enhanced-geometry svg:viewBox="0 0 21600 21600" draw:mirror-horizontal="true" draw:text-areas="0 0 21600 21600" draw:type="circular-arrow" draw:modifiers="44.9967613635406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" draw:text-style-name="P2" draw:layer="layout" svg:width="4.943cm" svg:height="1.119cm" svg:x="1.51cm" svg:y="0.225cm">
          <draw:text-box>
            <text:p><text:span text:style-name="T1">Deployment</text:span></text:p>
          </draw:text-box>
        </draw:frame>
        <draw:custom-shape draw:style-name="gr3" draw:text-style-name="P1" draw:layer="layout" svg:width="7.52cm" svg:height="3.465cm" svg:x="1.205cm" svg:y="1.9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2" draw:text-style-name="P2" draw:layer="layout" svg:width="3.258cm" svg:height="1.119cm" svg:x="9.911cm" svg:y="0.226cm">
          <draw:text-box>
            <text:p><text:span text:style-name="T1">Control</text:span></text:p>
          </draw:text-box>
        </draw:frame>
        <draw:custom-shape draw:style-name="gr3" draw:text-style-name="P1" draw:layer="layout" svg:width="7.885cm" svg:height="3.64cm" svg:x="7.825cm" svg:y="1.925cm">
          <text:p/>
          <draw:enhanced-geometry svg:viewBox="0 0 21600 21600" draw:mirror-horizontal="false" draw:mirror-vertical="false" draw:text-areas="0 0 21600 21600" draw:type="chevron" draw:modifiers="16916.25665736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4" draw:text-style-name="P1" draw:layer="layout" svg:width="4.045cm" svg:height="3.475cm" svg:x="9.995cm" svg:y="2.055cm">
          <draw:image xlink:href="Pictures/100002010000010000000100E414AEDF.png" xlink:type="simple" xlink:show="embed" xlink:actuate="onLoad">
            <text:p/>
          </draw:image>
        </draw:frame>
        <draw:frame draw:style-name="gr2" draw:text-style-name="P2" draw:layer="layout" svg:width="3.304cm" svg:height="1.119cm" svg:x="16.685cm" svg:y="0.226cm">
          <draw:text-box>
            <text:p><text:span text:style-name="T1">Results</text:span></text:p>
          </draw:text-box>
        </draw:frame>
        <draw:frame draw:style-name="gr4" draw:text-style-name="P1" draw:layer="layout" svg:width="3.675cm" svg:height="3.21cm" svg:x="2.51cm" svg:y="2.02cm">
          <draw:image xlink:href="Pictures/100002010000010000000100A872FF13.png" xlink:type="simple" xlink:show="embed" xlink:actuate="onLoad">
            <text:p/>
          </draw:image>
        </draw:frame>
        <draw:frame draw:style-name="gr2" draw:text-style-name="P4" draw:layer="layout" svg:width="5.651cm" svg:height="4.013cm" svg:x="-0.024cm" svg:y="6.135cm">
          <draw:text-box>
            <text:list text:style-name="L1">
              <text:list-item>
                <text:list>
                  <text:list-item>
                    <text:list>
                      <text:list-item>
                        <text:p text:style-name="P3"><text:span text:style-name="T2">Discover</text:span></text:p>
                      </text:list-item>
                      <text:list-item>
                        <text:p text:style-name="P3"><text:span text:style-name="T2">Provision</text:span></text:p>
                      </text:list-item>
                      <text:list-item>
                        <text:p text:style-name="P3"><text:span text:style-name="T2">Configure</text:span></text:p>
                      </text:list-item>
                      <text:list-item>
                        <text:p text:style-name="P3"><text:span text:style-name="T2">Synchronize</text:span></text:p>
                      </text:list-item>
                      <text:list-item>
                        <text:p text:style-name="P3"><text:span text:style-name="T2">Instrument</text:span></text:p>
                      </text:list-item>
                      <text:list-item>
                        <text:p text:style-name="P3"><text:span text:style-name="T2">Star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8.423cm" svg:height="3.386cm" svg:x="6.976cm" svg:y="6.135cm">
          <draw:text-box>
            <text:list text:style-name="L1">
              <text:list-item>
                <text:list>
                  <text:list-item>
                    <text:list>
                      <text:list-item>
                        <text:p text:style-name="P3"><text:span text:style-name="T2">Changes configuration</text:span></text:p>
                      </text:list-item>
                      <text:list-item>
                        <text:p text:style-name="P3"><text:span text:style-name="T2">Monitor status</text:span></text:p>
                      </text:list-item>
                      <text:list-item>
                        <text:p text:style-name="P3"><text:span text:style-name="T2">Detect errors</text:span></text:p>
                      </text:list-item>
                      <text:list-item>
                        <text:p text:style-name="P3"><text:span text:style-name="T2">Stop</text:span></text:p>
                      </text:list-item>
                      <text:list-item>
                        <text:p text:style-name="P3"><text:span text:style-name="T2">Release resource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7.175cm" svg:height="2.132cm" svg:x="14.377cm" svg:y="6.136cm">
          <draw:text-box>
            <text:list text:style-name="L1">
              <text:list-item>
                <text:list>
                  <text:list-item>
                    <text:list>
                      <text:list-item>
                        <text:p text:style-name="P3"><text:span text:style-name="T2">Query information</text:span></text:p>
                      </text:list-item>
                      <text:list-item>
                        <text:p text:style-name="P3"><text:span text:style-name="T2">Collect traces</text:span></text:p>
                        <text:p text:style-name="P3"><text:span text:style-name="T2"/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" draw:text-style-name="P1" draw:layer="layout" svg:width="7.885cm" svg:height="3.64cm" svg:x="14.799cm" svg:y="1.999cm">
          <text:p/>
          <draw:enhanced-geometry svg:viewBox="0 0 21600 21600" draw:mirror-horizontal="false" draw:mirror-vertical="false" draw:text-areas="0 0 21600 21600" draw:type="chevron" draw:modifiers="16916.25665736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4" draw:text-style-name="P1" draw:layer="layout" svg:width="3.493cm" svg:height="3.355cm" svg:x="16.88cm" svg:y="1.955cm">
          <draw:image xlink:href="Pictures/100002010000010000000100C781E29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2.86cm" fo:page-height="11.4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ina </meta:initial-creator>
    <meta:creation-date>2013-11-06T17:42:34</meta:creation-date>
    <dc:date>2013-11-12T09:34:06</dc:date>
    <dc:creator>alina </dc:creator>
    <meta:editing-duration>PT7M41S</meta:editing-duration>
    <meta:editing-cycles>5</meta:editing-cycles>
    <meta:generator>LibreOffice/3.5$Linux_X86_64 LibreOffice_project/350m1$Build-2</meta:generator>
    <meta:document-statistic meta:object-count="13"/>
  </office:meta>
</office:document-meta>
</file>